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color="#0d0d0d" fo:font-weight="bold" style:font-weight-asian="bold" style:font-weight-complex="bold"/>
    </style:style>
    <style:style style:name="P4" style:family="paragraph" style:parent-style-name="Text_20_body">
      <style:text-properties fo:color="#0d0d0d"/>
    </style:style>
    <style:style style:name="P5" style:family="paragraph" style:parent-style-name="Text_20_body">
      <style:text-properties fo:color="#0d0d0d" fo:font-weight="bold" style:font-weight-asian="bold" style:font-weight-complex="bold"/>
    </style:style>
    <style:style style:name="P6" style:family="paragraph" style:parent-style-name="Text_20_body">
      <style:text-properties fo:font-weight="bold" style:font-weight-asian="bold" style:font-weight-complex="bold"/>
    </style:style>
    <style:style style:name="P7" style:family="paragraph" style:parent-style-name="Text_20_body">
      <style:paragraph-properties fo:margin-top="0cm" fo:margin-bottom="0cm" loext:contextual-spacing="false"/>
    </style:style>
    <style:style style:name="P8" style:family="paragraph" style:parent-style-name="Text_20_body">
      <style:paragraph-properties fo:margin-left="0.508cm" fo:margin-right="0cm" fo:margin-top="0cm" fo:margin-bottom="0cm" loext:contextual-spacing="false" fo:text-indent="0cm" style:auto-text-indent="false">
        <style:tab-stops/>
      </style:paragraph-properties>
    </style:style>
    <style:style style:name="P9" style:family="paragraph" style:parent-style-name="Text_20_body">
      <style:paragraph-properties fo:margin-left="0cm" fo:margin-right="0.148cm" fo:margin-top="0cm" fo:margin-bottom="0cm" loext:contextual-spacing="false" fo:text-indent="0cm" style:auto-text-indent="false"/>
    </style:style>
    <style:style style:name="P10" style:family="paragraph" style:parent-style-name="Title">
      <style:paragraph-properties fo:text-align="center" style:justify-single-word="false"/>
    </style:style>
    <style:style style:name="P11" style:family="paragraph" style:parent-style-name="Normal">
      <style:paragraph-properties fo:text-align="justify" style:justify-single-word="false"/>
      <style:text-properties fo:font-size="14pt" style:font-size-asian="14pt" style:font-size-complex="14pt"/>
    </style:style>
    <style:style style:name="P12" style:family="paragraph" style:parent-style-name="Standard" style:master-page-name="MP0">
      <style:paragraph-properties style:page-number="auto" fo:break-before="page"/>
    </style:style>
    <style:style style:name="P13" style:family="paragraph" style:parent-style-name="List_20_Paragraph" style:list-style-name="L23">
      <style:paragraph-properties fo:text-align="justify" style:justify-single-word="false"/>
    </style:style>
    <style:style style:name="P14" style:family="paragraph" style:parent-style-name="Text_20_body" style:list-style-name="L1">
      <style:paragraph-properties fo:margin-left="0.508cm" fo:margin-right="0cm" fo:margin-top="0cm" fo:margin-bottom="0cm" loext:contextual-spacing="false" fo:text-indent="0cm" style:auto-text-indent="false">
        <style:tab-stops/>
      </style:paragraph-properties>
    </style:style>
    <style:style style:name="P15" style:family="paragraph" style:parent-style-name="Text_20_body" style:list-style-name="L2">
      <style:paragraph-properties fo:margin-left="0.508cm" fo:margin-right="0cm" fo:margin-top="0cm" fo:margin-bottom="0cm" loext:contextual-spacing="false" fo:text-indent="0cm" style:auto-text-indent="false">
        <style:tab-stops/>
      </style:paragraph-properties>
    </style:style>
    <style:style style:name="P16" style:family="paragraph" style:parent-style-name="Text_20_body" style:list-style-name="L3">
      <style:paragraph-properties fo:margin-left="0.508cm" fo:margin-right="0cm" fo:margin-top="0cm" fo:margin-bottom="0cm" loext:contextual-spacing="false" fo:text-indent="0cm" style:auto-text-indent="false">
        <style:tab-stops/>
      </style:paragraph-properties>
    </style:style>
    <style:style style:name="P17" style:family="paragraph" style:parent-style-name="Text_20_body" style:list-style-name="L4">
      <style:paragraph-properties fo:margin-left="0.508cm" fo:margin-right="0cm" fo:margin-top="0cm" fo:margin-bottom="0cm" loext:contextual-spacing="false" fo:text-indent="0cm" style:auto-text-indent="false">
        <style:tab-stops/>
      </style:paragraph-properties>
    </style:style>
    <style:style style:name="P18" style:family="paragraph" style:parent-style-name="Text_20_body" style:list-style-name="L5">
      <style:paragraph-properties fo:margin-left="0.508cm" fo:margin-right="0cm" fo:margin-top="0cm" fo:margin-bottom="0cm" loext:contextual-spacing="false" fo:text-indent="0cm" style:auto-text-indent="false">
        <style:tab-stops/>
      </style:paragraph-properties>
    </style:style>
    <style:style style:name="P19" style:family="paragraph" style:parent-style-name="Text_20_body" style:list-style-name="L6">
      <style:paragraph-properties fo:margin-left="0.508cm" fo:margin-right="0cm" fo:margin-top="0cm" fo:margin-bottom="0cm" loext:contextual-spacing="false" fo:text-indent="0cm" style:auto-text-indent="false">
        <style:tab-stops/>
      </style:paragraph-properties>
    </style:style>
    <style:style style:name="P20" style:family="paragraph" style:parent-style-name="Text_20_body" style:list-style-name="L7">
      <style:paragraph-properties fo:margin-left="0.508cm" fo:margin-right="0cm" fo:margin-top="0cm" fo:margin-bottom="0cm" loext:contextual-spacing="false" fo:text-indent="0cm" style:auto-text-indent="false">
        <style:tab-stops/>
      </style:paragraph-properties>
    </style:style>
    <style:style style:name="P21" style:family="paragraph" style:parent-style-name="Text_20_body" style:list-style-name="L8">
      <style:paragraph-properties fo:margin-left="0.508cm" fo:margin-right="0cm" fo:margin-top="0cm" fo:margin-bottom="0cm" loext:contextual-spacing="false" fo:text-indent="0cm" style:auto-text-indent="false">
        <style:tab-stops/>
      </style:paragraph-properties>
    </style:style>
    <style:style style:name="P22" style:family="paragraph" style:parent-style-name="Text_20_body" style:list-style-name="L9">
      <style:paragraph-properties fo:margin-left="0.508cm" fo:margin-right="0cm" fo:margin-top="0cm" fo:margin-bottom="0cm" loext:contextual-spacing="false" fo:text-indent="0cm" style:auto-text-indent="false">
        <style:tab-stops/>
      </style:paragraph-properties>
    </style:style>
    <style:style style:name="P23" style:family="paragraph" style:parent-style-name="Text_20_body" style:list-style-name="L10">
      <style:paragraph-properties fo:margin-left="0.508cm" fo:margin-right="0cm" fo:margin-top="0cm" fo:margin-bottom="0cm" loext:contextual-spacing="false" fo:text-indent="0cm" style:auto-text-indent="false">
        <style:tab-stops/>
      </style:paragraph-properties>
    </style:style>
    <style:style style:name="P24" style:family="paragraph" style:parent-style-name="Text_20_body" style:list-style-name="L11">
      <style:paragraph-properties fo:margin-left="0.508cm" fo:margin-right="0cm" fo:margin-top="0cm" fo:margin-bottom="0cm" loext:contextual-spacing="false" fo:text-indent="0cm" style:auto-text-indent="false">
        <style:tab-stops/>
      </style:paragraph-properties>
    </style:style>
    <style:style style:name="P25" style:family="paragraph" style:parent-style-name="Text_20_body" style:list-style-name="L12">
      <style:paragraph-properties fo:margin-left="0.508cm" fo:margin-right="0cm" fo:margin-top="0cm" fo:margin-bottom="0cm" loext:contextual-spacing="false" fo:text-indent="0cm" style:auto-text-indent="false">
        <style:tab-stops/>
      </style:paragraph-properties>
    </style:style>
    <style:style style:name="P26" style:family="paragraph" style:parent-style-name="Text_20_body" style:list-style-name="L13">
      <style:paragraph-properties fo:margin-left="0.508cm" fo:margin-right="0cm" fo:margin-top="0cm" fo:margin-bottom="0cm" loext:contextual-spacing="false" fo:text-indent="0cm" style:auto-text-indent="false">
        <style:tab-stops/>
      </style:paragraph-properties>
    </style:style>
    <style:style style:name="P27" style:family="paragraph" style:parent-style-name="Text_20_body" style:list-style-name="L14">
      <style:paragraph-properties fo:margin-left="0.508cm" fo:margin-right="0cm" fo:margin-top="0cm" fo:margin-bottom="0cm" loext:contextual-spacing="false" fo:text-indent="0cm" style:auto-text-indent="false">
        <style:tab-stops/>
      </style:paragraph-properties>
    </style:style>
    <style:style style:name="P28" style:family="paragraph" style:parent-style-name="Text_20_body" style:list-style-name="L15">
      <style:paragraph-properties fo:margin-left="0.508cm" fo:margin-right="0cm" fo:margin-top="0cm" fo:margin-bottom="0cm" loext:contextual-spacing="false" fo:text-indent="0cm" style:auto-text-indent="false">
        <style:tab-stops/>
      </style:paragraph-properties>
    </style:style>
    <style:style style:name="P29" style:family="paragraph" style:parent-style-name="Text_20_body" style:list-style-name="L16">
      <style:paragraph-properties fo:margin-left="0.508cm" fo:margin-right="0cm" fo:margin-top="0cm" fo:margin-bottom="0cm" loext:contextual-spacing="false" fo:text-indent="0cm" style:auto-text-indent="false">
        <style:tab-stops/>
      </style:paragraph-properties>
    </style:style>
    <style:style style:name="P30" style:family="paragraph" style:parent-style-name="Text_20_body" style:list-style-name="L22">
      <style:paragraph-properties fo:margin-left="0.508cm" fo:margin-right="0cm" fo:margin-top="0cm" fo:margin-bottom="0cm" loext:contextual-spacing="false" fo:text-indent="0cm" style:auto-text-indent="false">
        <style:tab-stops/>
      </style:paragraph-properties>
    </style:style>
    <style:style style:name="P31" style:family="paragraph" style:parent-style-name="Text_20_body" style:list-style-name="L17">
      <style:paragraph-properties fo:margin-left="1.524cm" fo:margin-right="0cm" fo:margin-top="0cm" fo:margin-bottom="0cm" loext:contextual-spacing="false" fo:text-indent="0cm" style:auto-text-indent="false">
        <style:tab-stops/>
      </style:paragraph-properties>
    </style:style>
    <style:style style:name="P32" style:family="paragraph" style:parent-style-name="Text_20_body" style:list-style-name="L18">
      <style:paragraph-properties fo:margin-left="1.524cm" fo:margin-right="0cm" fo:margin-top="0cm" fo:margin-bottom="0cm" loext:contextual-spacing="false" fo:text-indent="0cm" style:auto-text-indent="false">
        <style:tab-stops/>
      </style:paragraph-properties>
    </style:style>
    <style:style style:name="P33" style:family="paragraph" style:parent-style-name="Text_20_body" style:list-style-name="L19">
      <style:paragraph-properties fo:margin-left="1.524cm" fo:margin-right="0cm" fo:margin-top="0cm" fo:margin-bottom="0cm" loext:contextual-spacing="false" fo:text-indent="0cm" style:auto-text-indent="false">
        <style:tab-stops/>
      </style:paragraph-properties>
    </style:style>
    <style:style style:name="P34" style:family="paragraph" style:parent-style-name="Text_20_body" style:list-style-name="L20">
      <style:paragraph-properties fo:margin-left="1.524cm" fo:margin-right="0cm" fo:margin-top="0cm" fo:margin-bottom="0cm" loext:contextual-spacing="false" fo:text-indent="0cm" style:auto-text-indent="false">
        <style:tab-stops/>
      </style:paragraph-properties>
    </style:style>
    <style:style style:name="P35" style:family="paragraph" style:parent-style-name="Text_20_body" style:list-style-name="L21">
      <style:paragraph-properties fo:margin-left="1.524cm" fo:margin-right="0cm" fo:margin-top="0cm" fo:margin-bottom="0cm" loext:contextual-spacing="false" fo:text-indent="0cm" style:auto-text-indent="false">
        <style:tab-stops/>
      </style:paragraph-properties>
    </style:style>
    <style:style style:name="T1" style:family="text">
      <style:text-properties fo:font-size="20pt" style:font-size-asian="20pt" style:font-size-complex="20pt"/>
    </style:style>
    <style:style style:name="T2" style:family="text">
      <style:text-properties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6" style:family="text">
      <style:text-properties fo:color="#0d0d0d"/>
    </style:style>
    <style:style style:name="T7" style:family="text">
      <style:text-properties fo:color="#0d0d0d" fo:font-weight="bold" style:font-weight-asian="bold" style:font-weight-complex="bold"/>
    </style:style>
    <style:style style:name="T8" style:family="text">
      <style:text-properties fo:color="#0d0d0d"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9" style:family="text">
      <style:text-properties style:font-name="Liberation Serif" style:text-underline-style="solid" style:text-underline-width="auto" style:text-underline-color="font-color" fo:font-weight="bold" style:text-underline-mode="continuous" style:text-overline-mode="continuous" style:text-line-through-mode="continuous" style:font-name-asian="Liberation Serif" style:font-weight-asian="bold" style:font-name-complex="Liberation Serif" style:font-weight-complex="bold"/>
    </style:style>
    <style:style style:name="T10" style:family="text">
      <style:text-properties fo:font-size="14pt" style:font-size-asian="14pt" style:font-size-complex="14pt"/>
    </style:style>
    <text:list-style style:name="L1">
      <text:list-level-style-bullet text:level="1" text:style-name="WW_5f_CharLFO8LVL1" text:bullet-char="•">
        <style:list-level-properties text:list-level-position-and-space-mode="label-alignment">
          <style:list-level-label-alignment text:label-followed-by="listtab" fo:text-indent="-0.499cm" fo:margin-left="0.499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9LVL1" text:bullet-char="•">
        <style:list-level-properties text:list-level-position-and-space-mode="label-alignment">
          <style:list-level-label-alignment text:label-followed-by="listtab" fo:text-indent="-0.499cm" fo:margin-left="0.499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0LVL1" text:bullet-char="•">
        <style:list-level-properties text:list-level-position-and-space-mode="label-alignment">
          <style:list-level-label-alignment text:label-followed-by="listtab" fo:text-indent="-0.499cm" fo:margin-left="0.499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1LVL1" text:bullet-char="•">
        <style:list-level-properties text:list-level-position-and-space-mode="label-alignment">
          <style:list-level-label-alignment text:label-followed-by="listtab" fo:text-indent="-0.499cm" fo:margin-left="0.499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2LVL1" text:bullet-char="•">
        <style:list-level-properties text:list-level-position-and-space-mode="label-alignment">
          <style:list-level-label-alignment text:label-followed-by="listtab" fo:text-indent="-0.499cm" fo:margin-left="0.499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3LVL1" text:bullet-char="•">
        <style:list-level-properties text:list-level-position-and-space-mode="label-alignment">
          <style:list-level-label-alignment text:label-followed-by="listtab" fo:text-indent="-0.499cm" fo:margin-left="0.499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4LVL1" text:bullet-char="•">
        <style:list-level-properties text:list-level-position-and-space-mode="label-alignment">
          <style:list-level-label-alignment text:label-followed-by="listtab" fo:text-indent="-0.499cm" fo:margin-left="0.499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5LVL1" text:bullet-char="•">
        <style:list-level-properties text:list-level-position-and-space-mode="label-alignment">
          <style:list-level-label-alignment text:label-followed-by="listtab" fo:text-indent="-0.499cm" fo:margin-left="0.499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6LVL1" text:bullet-char="•">
        <style:list-level-properties text:list-level-position-and-space-mode="label-alignment">
          <style:list-level-label-alignment text:label-followed-by="listtab" fo:text-indent="-0.499cm" fo:margin-left="0.499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7LVL1" text:bullet-char="•">
        <style:list-level-properties text:list-level-position-and-space-mode="label-alignment">
          <style:list-level-label-alignment text:label-followed-by="listtab" fo:text-indent="-0.499cm" fo:margin-left="0.499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8LVL1" text:bullet-char="•">
        <style:list-level-properties text:list-level-position-and-space-mode="label-alignment">
          <style:list-level-label-alignment text:label-followed-by="listtab" fo:text-indent="-0.499cm" fo:margin-left="0.499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9LVL1" text:bullet-char="•">
        <style:list-level-properties text:list-level-position-and-space-mode="label-alignment">
          <style:list-level-label-alignment text:label-followed-by="listtab" fo:text-indent="-0.499cm" fo:margin-left="0.499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0LVL1" text:bullet-char="•">
        <style:list-level-properties text:list-level-position-and-space-mode="label-alignment">
          <style:list-level-label-alignment text:label-followed-by="listtab" fo:text-indent="-0.499cm" fo:margin-left="0.499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1LVL1" text:bullet-char="•">
        <style:list-level-properties text:list-level-position-and-space-mode="label-alignment">
          <style:list-level-label-alignment text:label-followed-by="listtab" fo:text-indent="-0.499cm" fo:margin-left="0.499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22LVL1" text:bullet-char="•">
        <style:list-level-properties text:list-level-position-and-space-mode="label-alignment">
          <style:list-level-label-alignment text:label-followed-by="listtab" fo:text-indent="-0.499cm" fo:margin-left="0.499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3LVL1" text:bullet-char="•">
        <style:list-level-properties text:list-level-position-and-space-mode="label-alignment">
          <style:list-level-label-alignment text:label-followed-by="listtab" fo:text-indent="-0.499cm" fo:margin-left="0.499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text:start-value="2">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text:start-value="3">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text:start-value="4">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text:start-value="5">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9LVL1" text:bullet-char="•">
        <style:list-level-properties text:list-level-position-and-space-mode="label-alignment">
          <style:list-level-label-alignment text:label-followed-by="listtab" fo:text-indent="-0.499cm" fo:margin-left="0.499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Default_20_Paragraph_20_Font"><text:span text:style-name="T1"><text:s text:c="13"/></text:span></text:span><text:span text:style-name="Default_20_Paragraph_20_Font"><text:span text:style-name="T2"><text:s/>JUKE-GENIE MEDIA PLAYER</text:span></text:span></text:p>
      <text:p text:style-name="P1"/>
      <text:p text:style-name="Standard"><text:span text:style-name="Default_20_Paragraph_20_Font"><text:span text:style-name="T3"><text:s text:c="31"/></text:span></text:span><text:span text:style-name="Default_20_Paragraph_20_Font"><text:span text:style-name="T4"><text:s/></text:span></text:span><text:span text:style-name="Default_20_Paragraph_20_Font"><text:span text:style-name="T5">GSTREAMER </text:span></text:span><text:span text:style-name="Default_20_Paragraph_20_Font"><text:span text:style-name="T4"><text:s text:c="2"/></text:span></text:span></text:p>
      <text:p text:style-name="Standard"/>
      <text:p text:style-name="Standard">GStreamer is a multimedia framework that provides a pipeline-based programming model for creating multimedia applications. It was originally developed for the Linux operating system, but has since been ported to other platforms, including Windows and macOS.</text:p>
      <text:p text:style-name="Standard"/>
      <text:p text:style-name="Standard">The GStreamer framework is based on a set of libraries that can be used to create multimedia applications. It provides a range of plugins that can be used to handle various multimedia formats and protocols, including audio and video codecs, network protocols, and container formats.</text:p>
      <text:p text:style-name="Standard"/>
      <text:p text:style-name="Standard">GStreamer supports a wide range of programming languages, including C, C++, Python, Java, and Rust, among others. It provides a flexible and modular architecture, allowing developers to create custom multimedia pipelines by selecting and configuring various plugins.</text:p>
      <text:p text:style-name="Standard"/>
      <text:p text:style-name="Standard">GStreamer has been used to create a variety of multimedia applications, including media players, video editors, live streaming applications, and multimedia frameworks for other software projects. It is used in a number of popular open-source projects, such as the GNOME desktop environment, the Pitivi video editor, and the Kodi media center.</text:p>
      <text:p text:style-name="Standard"/>
      <text:p text:style-name="P2">PIPELINE:</text:p>
      <text:p text:style-name="P3">GStreamer is a multimedia framework that provides a pipeline-based architecture for constructing multimedia applications. It consists of several components or elements that can be connected together to create a multimedia processing pipeline. Some of the key elements in GStreamer include:</text:p>
      <text:p text:style-name="P3"/>
      <text:p text:style-name="P3">1. Source Elements: These elements are used to provide data to the pipeline. Examples include file source, network source, and device source elements.</text:p>
      <text:p text:style-name="P3"/>
      <text:p text:style-name="P3">2. Filter Elements: These elements perform operations on the data as it flows through the pipeline. Examples include audio and video filters, time-based filters, and volume filters.</text:p>
      <text:p text:style-name="P3"/>
      <text:p text:style-name="P3">3. Sink Elements: These elements consume the data that is output from the pipeline. Examples include audio and video sinks, display sinks, and file sinks.</text:p>
      <text:p text:style-name="P3"/>
      <text:p text:style-name="P3">4. Converter Elements: These elements convert data from one format to another. Examples include audio and video converters, text encoders and decoders, and image converters.</text:p>
      <text:p text:style-name="P3"/>
      <text:p text:style-name="P3">5. Mixer Elements: These elements are used to mix multiple streams of data together. Examples include audio and video mixers, and alpha mixers.</text:p>
      <text:p text:style-name="P3"/>
      <text:p text:style-name="P3">6. Demuxer Elements: These elements extract multiple streams of data from a single source. Examples include audio and video demuxers, and subtitle demuxers.</text:p>
      <text:p text:style-name="P3"/>
      <text:p text:style-name="P3">7. Muxer Elements: These elements combine multiple streams of data into a single output. Examples include audio and video muxers, and subtitle muxers.</text:p>
      <text:p text:style-name="P3"/>
      <text:p text:style-name="P3">8. Codec Elements: These elements are used to encode and decode audio and video data. Examples include audio and video codecs, and subtitle codecs.</text:p>
      <text:p text:style-name="P3"><text:soft-page-break/></text:p>
      <text:p text:style-name="P3">These elements can be combined and connected together in a variety of ways to create a custom multimedia processing pipeline that meets the specific needs of an application.</text:p>
      <text:p text:style-name="P3"/>
      <text:p text:style-name="P3"/>
      <text:p text:style-name="P3">PLAYBIN:</text:p>
      <text:p text:style-name="Text_20_body"><text:span text:style-name="Source_20_Text">playbin</text:span><text:span text:style-name="Default_20_Paragraph_20_Font"><text:span text:style-name="T6"> is a high-level element in GStreamer that provides a convenient way to play back media files, without requiring the user to manually construct a pipeline. It automatically creates a pipeline with all the necessary elements for media playback, including file source, demuxer, decoder, audio and video sinks, and more.</text:span></text:span></text:p>
      <text:p text:style-name="P4">playbin will take care of creating and managing the pipeline. playbin also provides various properties that allow users to control playback settings, such as volume, playback rate, and media position.</text:p>
      <text:p text:style-name="P4">1. Playback Controls: `playbin` provides various playback controls that allow users to control media playback, including play, pause, stop, seek, and playback rate.</text:p>
      <text:p text:style-name="P4"/>
      <text:p text:style-name="P4">2. Multiple Stream Support: `playbin` supports playing back media files with multiple streams, such as audio and video streams or multiple audio tracks, and provides APIs to control and switch between these streams during playback.</text:p>
      <text:p text:style-name="P4"/>
      <text:p text:style-name="P4">3. Automatic Stream Selection: `playbin` automatically selects the best available stream for playback based on the capabilities of the system and the media file being played.</text:p>
      <text:p text:style-name="P4"/>
      <text:p text:style-name="P4">4. Dynamic Pipeline Adjustment: `playbin` can dynamically adjust the pipeline configuration based on the media file being played and the capabilities of the system, ensuring smooth playback even on lower-end hardware.</text:p>
      <text:p text:style-name="P4"/>
      <text:p text:style-name="P4">5. Automatic Resource Management: `playbin` automatically manages the creation and destruction of elements within the pipeline, ensuring proper resource allocation and cleanup.</text:p>
      <text:p text:style-name="P4"/>
      <text:p text:style-name="P4">6. User-Defined Callbacks: `playbin` provides user-defined callbacks that allow developers to handle specific events during playback, such as end-of-stream or media errors.</text:p>
      <text:p text:style-name="P4"/>
      <text:p text:style-name="P4">Overall, `playbin` is a powerful and convenient tool for playing back multimedia files in GStreamer applications. It simplifies the process of constructing a multimedia pipeline and provides a high-level interface for controlling playback and managing resources, while still providing the flexibility and customization options that GStreamer is known for.</text:p>
      <text:p text:style-name="Text_20_body">pipeline is a low-level construct in GStreamer that provides a framework for constructing custom multimedia processing pipelines. Unlike playbin, a pipeline requires the user to manually create and <text:soft-page-break/>link the necessary elements to construct the pipeline. This provides more flexibility and control over the pipeline, but also requires more work from the user.</text:p>
      <text:p text:style-name="Text_20_body">In summary, playbin is a high-level element that simplifies media playback, while a pipeline is a low-level construct that provides greater flexibility and control over the multimedia processing pipeline.<text:line-break/></text:p>
      <text:p text:style-name="P6">BUS:</text:p>
      <text:p text:style-name="P5">In GStreamer, a bus is a communication channel that provides notifications and messages about events that occur within a pipeline. playbin uses a bus to communicate various events that occur during media playback, such as state changes, errors, and end-of-stream.</text:p>
      <text:p text:style-name="P5">playbin uses a bus to provide asynchronous notifications of events that occur during media playback. This allows the application to respond to events in real-time, without blocking the main thread of execution.</text:p>
      <text:p text:style-name="P5">playbin uses the bus to report any errors that occur during media playback, such as decoding errors or network errors. The application can then respond to these errors by stopping playback, displaying an error message, or taking other appropriate action.</text:p>
      <text:p text:style-name="P5">playbin uses the bus to control the pipeline, such as changing the playback state, seeking to a new position, or selecting a new media stream. The application can respond to these control messages by updating the user interface, adjusting playback settings, or performing other appropriate actions.</text:p>
      <text:p text:style-name="P5"/>
      <text:p text:style-name="P5">SEEKING IN GSTREAMER.</text:p>
      <text:p text:style-name="P7">Seeking refers to the process of locating and playing a specific part of a multimedia stream, such as a video or an audio file.</text:p>
      <text:p text:style-name="P7"/>
      <text:p text:style-name="P7">There are several types of seeking available in Gstreamer:</text:p>
      <text:p text:style-name="P7"/>
      <text:p text:style-name="P7">1]Simple seeking: Simple seeking is the most basic form of seeking in GStreamer. It allows the user to jump to a specific location in the multimedia stream based on a given time offset. The user can use the 'seek' method of the Gst.Element object to perform simple seeking. The seek method takes two arguments - the seek position and the seek flags. The seek position is a Gst.ClockTime object that specifies the time offset to seek to, and the seek flags determine how the seek should be performed, such as whether to perform a keyframe-only seek or a precise seek.</text:p>
      <text:p text:style-name="P7"/>
      <text:p text:style-name="P7">2]Accurate seeking: Accurate seeking is a more precise form of seeking that allows users to seek to a specific frame or sample in the multimedia stream. Accurate seeking is particularly useful for applications that require precise synchronization of audio and video. To perform accurate seeking, the user can use the GstEventSeek event, which allows seeking to a specific frame or sample using the Gst.Format object. The GstEventSeek event can be sent to the pipeline using the Gst.Element.post_event method.</text:p>
      <text:p text:style-name="P7"/>
      <text:p text:style-name="P7"><text:soft-page-break/>3] Trick mode seeking: Trick mode seeking allows users to seek through a multimedia stream quickly while maintaining smooth playback. Trick mode seeking achieves this by skipping over some frames or samples in the stream, which can cause the audio and video to become out of sync. However, GStreamer's trick mode seeking capabilities ensure that the sync between audio and video is maintained. To perform trick mode seeking, the user can use the GstEventSeek event with the GST_SEEK_FLAG_TRICKMODE flag.</text:p>
      <text:p text:style-name="P7">4] Reverse seeking: Reverse seeking is the ability to play a multimedia stream backward. This feature is useful for applications that require users to review or analyze specific parts of a multimedia stream, such as sports replays or video editing applications.</text:p>
      <text:p text:style-name="P7">5] Random access seeking: This type of seeking allows the user to jump to a specific location in the multimedia stream based on a given byte offset. This is useful for seeking in streams that do not have timestamps, such as raw audio or video data.</text:p>
      <text:p text:style-name="P7"><text:line-break/>Some important parameters in seeking:</text:p>
      <text:p text:style-name="P7">1] GST_FORMAT_TIME:indicates that we are specifying the destination in time units. Other seek-formats use different units.</text:p>
      <text:p text:style-name="P7">2] GST_SEEK_FLAG_FLUSH:This discards all data currently in the pipeline before doing the seek. Might pause a bit while the pipeline is refilled and the new data starts to show up, but greatly increases the “responsiveness” of the application. If this flag is not provided, “stale” data might be shown for a while until the new position appears at the end of the pipeline.</text:p>
      <text:p text:style-name="P7">3] GST_SEEK_FLAG_KEY_UNIT: With most encoded video streams, seeking to arbitrary positions is not possible but only to certain frames called Key Frames. When this flag is used, the seek will actually move to the closest key frame and start producing data straight away. If this flag is not used, the pipeline will move internally to the closest key frame (it has no other alternative) but data will not be shown until it reaches the requested position. This last alternative is more accurate, but might take longer.<text:line-break/></text:p>
      <text:p text:style-name="P7">4]GST_SEEK_FLAG_ACCURATE: Some media clips do not provide enough indexing information, meaning that seeking to arbitrary positions is time-consuming. In these cases, GStreamer usually estimates the position to seek to, and usually works just fine. If this precision is not good enough for your case (you see seeks not going to the exact time you asked for), then provide this flag. Be warned that it might take longer to calculate the seeking position (very long, on some files).</text:p>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Text_20_body"><text:span text:style-name="Default_20_Paragraph_20_Font"><text:span text:style-name="T7"><text:s text:c="36"/></text:span></text:span><text:span text:style-name="Default_20_Paragraph_20_Font"><text:span text:style-name="T8"><text:s text:c="2"/>GRAPHICAL USER INTERFACE</text:span></text:span><text:span text:style-name="Default_20_Paragraph_20_Font"><text:span text:style-name="T7"> </text:span></text:span></text:p>
      <text:p text:style-name="P7"/>
      <text:p text:style-name="P7">In GStreamer, a GUI (Graphical User Interface) is a user interface that allows users to interact with GStreamer pipelines visually, such as displaying video or audio streams, selecting filters, adjusting parameters, and so on. GStreamer provides several GUI frameworks, including GTK, Qt, and Clutter, which allow developers to create user interfaces that interact with GStreamer pipelines.</text:p>
      <text:p text:style-name="P7"/>
      <text:p text:style-name="P7">GStreamer provides several libraries and frameworks for building GUI applications, including:</text:p>
      <text:list xml:id="list2336556769" text:style-name="L1">
        <text:list-item>
          <text:p text:style-name="P14">GTK+: a popular open-source GUI toolkit for building graphical applications in Linux and other Unix-like systems.</text:p>
        </text:list-item>
        <text:list-item>
          <text:p text:style-name="P14">Qt: a cross-platform GUI toolkit that supports multiple operating systems, including Linux, macOS, and Windows.</text:p>
        </text:list-item>
        <text:list-item>
          <text:p text:style-name="P14">GStreamer Editing Services (GES): a high-level library for creating audio and video editing applications with Gstreamer.</text:p>
        </text:list-item>
      </text:list>
      <text:p text:style-name="P7"/>
      <text:p text:style-name="P7">The properties and methods available for creating a GUI with GStreamer will depend on the specific GUI framework being used. However, here are some commonly used properties and methods for creating a GUI with GStreamer using the GTK framework:</text:p>
      <text:p text:style-name="P9"/>
      <text:p text:style-name="P9">Properties:</text:p>
      <text:list xml:id="list2109522565" text:style-name="L2">
        <text:list-item>
          <text:p text:style-name="P15">widget: This property is a Gtk.Widget that contains the GStreamer pipeline's video output. It can be used to set the size and position of the video output within the GUI.</text:p>
        </text:list-item>
        <text:list-item>
          <text:p text:style-name="P15">playbin: This property is a Gst.Element that provides the ability to play, pause, and stop media. It can be used to set the media file location, as well as to control the playback state of the pipeline.</text:p>
        </text:list-item>
      </text:list>
      <text:list xml:id="list824506795" text:style-name="L3">
        <text:list-item>
          <text:p text:style-name="P16">uri: This property is used to specify the location of the media file to be played in the pipeline.</text:p>
        </text:list-item>
        <text:list-item>
          <text:p text:style-name="P16">video-sink: This property is a GStreamer element that displays video. It can be used to set the video display properties, such as size and aspect ratio.</text:p>
        </text:list-item>
        <text:list-item>
          <text:p text:style-name="P16">Container: A component that can hold other components, such as a window or panel.</text:p>
        </text:list-item>
        <text:list-item>
          <text:p text:style-name="P16">Event: A user interaction with a widget, such as a mouse click or keyboard press.</text:p>
        </text:list-item>
        <text:list-item>
          <text:p text:style-name="P16">Signal: A notification that a widget has changed or been interacted with, such as a button press or value change.</text:p>
        </text:list-item>
      </text:list>
      <text:p text:style-name="P7"/>
      <text:p text:style-name="P7"/>
      <text:p text:style-name="P7">Methods:</text:p>
      <text:p text:style-name="P7"/>
      <text:list xml:id="list1591879361" text:style-name="L4">
        <text:list-item>
          <text:p text:style-name="P17">set_state(state): This method is used to change the state of the pipeline to the specified state (e.g., GST_STATE_PLAYING, GST_STATE_PAUSED, GST_STATE_READY). This method is typically used to control the playback state of the pipeline.</text:p>
        </text:list-item>
      </text:list>
      <text:list xml:id="list695524101" text:style-name="L5">
        <text:list-item>
          <text:p text:style-name="P18"><text:soft-page-break/>set_property(name, value): This method is used to set the value of the specified property of a GStreamer element. For example, it can be used to set the media file location or the size of the video display.</text:p>
        </text:list-item>
        <text:list-item>
          <text:p text:style-name="P18">get_property(name): This method is used to get the value of the specified property of a GStreamer element.</text:p>
        </text:list-item>
        <text:list-item>
          <text:p text:style-name="P18">connect(signal, callback): This method is used to connect a callback function to a signal emitted by a GStreamer element. Signals are used to indicate events or changes in the pipeline, such as changes in the playback state or errors that occur during playback.</text:p>
        </text:list-item>
      </text:list>
      <text:p text:style-name="P7"/>
      <text:p text:style-name="P7">In GStreamer, GUIs are typically built using external GUI toolkits such as GTK, Qt, or Clutter. These toolkits provide a range of widgets that can be used to create user interfaces that interact with GStreamer pipelines. Here are some commonly used widgets in GStreamer GUIs:</text:p>
      <text:p text:style-name="P7"/>
      <text:list xml:id="list645262116" text:style-name="L6">
        <text:list-item>
          <text:p text:style-name="P19">Gtk.DrawingArea: This widget is used to display the video output of a GStreamer pipeline. It provides a canvas on which to draw the video frames.</text:p>
        </text:list-item>
        <text:list-item>
          <text:p text:style-name="P19">Gtk.Window: This widget is the top-level container for a GUI window. It can be used to set the size, title, and position of the window.</text:p>
        </text:list-item>
        <text:list-item>
          <text:p text:style-name="P19">Gtk.Button: This widget is used to create a button that can be clicked to initiate an action, such as starting or stopping playback of a media file.</text:p>
        </text:list-item>
        <text:list-item>
          <text:p text:style-name="P19">Gtk.Scale: This widget is used to create a slider that can be used to adjust the volume of the audio output.</text:p>
        </text:list-item>
      </text:list>
      <text:list xml:id="list3693088662" text:style-name="L7">
        <text:list-item>
          <text:p text:style-name="P20">Gtk.Label: This widget is used to display text in the GUI, such as the title of the media file being played or the current time position in the playback.</text:p>
        </text:list-item>
        <text:list-item>
          <text:p text:style-name="P20">Gtk.Box: This widget is used to group other widgets together in a container. It can be used to create layouts for the GUI, such as arranging the video output and playback controls.</text:p>
        </text:list-item>
        <text:list-item>
          <text:p text:style-name="P20">Gtk.Image: This widget is used to display an image in the GUI, such as a logo or thumbnail of the media file being played.</text:p>
        </text:list-item>
        <text:list-item>
          <text:p text:style-name="P20">Gtk.ProgressBar: This widget is used to display a progress bar that indicates the progress of the playback, such as the percentage of the media file that has been played.</text:p>
        </text:list-item>
        <text:list-item>
          <text:p text:style-name="P20">Gtk.Slider: This widget is used to create a slider control for adjusting the playback position of the pipeline. It can be customized to display the current playback position, as well as to allow the user to click and drag the slider to set the position.</text:p>
        </text:list-item>
      </text:list>
      <text:p text:style-name="P7"/>
      <text:list xml:id="list3977199687" text:style-name="L8">
        <text:list-item>
          <text:p text:style-name="P21">Gtk.Frame: This widget is used to group related widgets together and to provide a visual border around them.</text:p>
        </text:list-item>
      </text:list>
      <text:p text:style-name="P7"/>
      <text:p text:style-name="P7">Some common features of a GStreamer GUI include:</text:p>
      <text:p text:style-name="P7"/>
      <text:list xml:id="list3048009714" text:style-name="L9">
        <text:list-item>
          <text:p text:style-name="P22">Playback controls: GUIs typically provide buttons or other controls for starting, pausing, stopping, and seeking the playback position of the pipeline.</text:p>
        </text:list-item>
        <text:list-item>
          <text:p text:style-name="P22">Video display: A GStreamer pipeline typically outputs video to a video sink, which is then displayed in the GUI using a widget such as a Gtk.DrawingArea.</text:p>
        </text:list-item>
        <text:list-item>
          <text:p text:style-name="P22">Audio controls: GUIs often provide controls for adjusting the volume of the pipeline's audio output.</text:p>
        </text:list-item>
        <text:list-item>
          <text:p text:style-name="P22">Metadata display: A GStreamer pipeline may contain metadata about the media being played, such as the title, artist, or album. GUIs can display this metadata to the user.</text:p>
        </text:list-item>
        <text:list-item>
          <text:p text:style-name="P22"><text:soft-page-break/>Error handling: GStreamer pipelines can encounter errors during playback, such as missing files or unsupported codecs. GUIs can provide error messages to the user to indicate when errors occur.</text:p>
        </text:list-item>
      </text:list>
      <text:p text:style-name="P8"/>
      <text:p text:style-name="P8"/>
      <text:p text:style-name="P8"/>
      <text:p text:style-name="P8"><text:s text:c="59"/><text:span text:style-name="Default_20_Paragraph_20_Font"><text:span text:style-name="T5"><text:s text:c="2"/>METADATA</text:span></text:span></text:p>
      <text:p text:style-name="P7"/>
      <text:p text:style-name="P7">GStreamer provides a powerful metadata system that allows developers to extract metadata from various types of media files. Metadata is essentially data that provides information about the media content, such as the title, artist, album, genre, etc.</text:p>
      <text:p text:style-name="P7"/>
      <text:p text:style-name="P7">GStreamer makes a clear distinction between the two types of metadata it supports: Stream tags, which describe the content of a stream in a non-technical way; and Stream-info, which is a somewhat technical description of the properties of a stream. Stream tags examples include the author of a song, the song's title or the album it belongs to. Examples for stream-info include video size, audio samplerate, codecs used and so on.</text:p>
      <text:p text:style-name="P7">Tags are handled using the GStreamer tagging system. Stream-info can be retrieved from a GstPad by getting the current (negotiated) GstCaps for that pad.</text:p>
      <text:p text:style-name="P7"/>
      <text:p text:style-name="P7">The metadata of a file is stored in the file's container format. The container format is a type of file format that contains both the audio or video data and metadata about the contents of the file. For example, an MP3 file is a container format that contains both the audio data and metadata such as the title, artist, album, and genre. Similarly, a video file such as a Matroska (MKV) or Audio Video Interleave (AVI) file contains both the video and audio data and metadata about the contents of the file.</text:p>
      <text:p text:style-name="P7">When GStreamer reads a media file, it may extract some or all of the metadata tags that are stored in the file's container format. The metadata tags are typically stored in a special section of the file's header, and they can include information such as the title, artist, album, genre, and track number. Tags are key-value pairs that provide information about the media content. In GStreamer, tags are stored in GstTagList structures, which can contain multiple tags.</text:p>
      <text:p text:style-name="P7"/>
      <text:p text:style-name="P7">There are many tags that can be used to retrieve metadata from a media file using GStreamer. Some of the commonly used ones are:</text:p>
      <text:p text:style-name="P7"/>
      <text:p text:style-name="P7">GST_TAG_TITLE : The title of the media file.</text:p>
      <text:p text:style-name="P7">GST_TAG_ARTIST : The name of the artist who created the media file.</text:p>
      <text:p text:style-name="P7">GST_TAG_ALBUM:The name of the album that the media file belongs to.</text:p>
      <text:p text:style-name="P7">GST_TAG_GENRE: The genre of the media file (e.g., rock, jazz, classical, etc.).</text:p>
      <text:p text:style-name="P7">GST_TAG_TRACK_NUMBER:The track number of the media file on the album.</text:p>
      <text:p text:style-name="P7">GST_TAG_DATE: The release date of the media file.</text:p>
      <text:p text:style-name="P7">GST_TAG_COMMENT: Any comments or notes about the media file</text:p>
      <text:p text:style-name="P7">These tags can be retrieved using the gst_tag_list_get_strings() function, as shown in the example code snippet in the previous answer. Other functions, such as gst_tag_list_get_uint(), <text:soft-page-break/>gst_tag_list_get_double(), and gst_tag_list_get_boolean() can be used to retrieve tags with different data types.</text:p>
      <text:p text:style-name="P7">gst_tag_list_get_strings() is a function that retrieves a string value associated with a specific metadata tag from a GstTagList structure. It allocates memory for the tag value and sets a pointer to the allocated memory if the tag value is found. It returns a boolean value that indicates whether the tag value was found or not.</text:p>
      <text:p text:style-name="P7">After the tags have been extracted and their values have been stored in variables, you can use them to display the metadata information to the user or perform other operations with them. </text:p>
      <text:p text:style-name="P7">In summary, GStreamer reads the metadata tags from a media file into memory and stores them in a GstTagList structure. The memory used to hold the tag values is allocated dynamically, and it is the responsibility of the application to free the memory when it is no longer needed. The metadata tags and their format depend on the file format and other factors.</text:p>
      <text:p text:style-name="P8"/>
      <text:p text:style-name="Text_20_body"><text:span text:style-name="Default_20_Paragraph_20_Font"><text:span text:style-name="T7"><text:tab/><text:tab/><text:tab/></text:span></text:span><text:span text:style-name="Default_20_Paragraph_20_Font"><text:span text:style-name="T5">Audio-Visualizer in GStreamer </text:span></text:span></text:p>
      <text:p text:style-name="P7">An audio visualizer, also known as a music visualizer, is a digital tool or program that analyzes audio input and creates a visual representation of the sound waveforms. The visualizations can range from simple bar graphs that move in time with the music to complex animations that respond to different frequency ranges, volume levels, or other audio parameters. Audio visualizers are often used in music production, live performances, and music videos, and they can add a dynamic and immersive element to the listening experience. </text:p>
      <text:p text:style-name="P7"/>
      <text:p text:style-name="P7">Types of Visualizers Used:</text:p>
      <text:list xml:id="list267956018" text:style-name="L10">
        <text:list-item>
          <text:p text:style-name="P23">Goom</text:p>
        </text:list-item>
        <text:list-item>
          <text:p text:style-name="P23">Goom2k4</text:p>
        </text:list-item>
      </text:list>
      <text:list xml:id="list1877876187" text:style-name="L11">
        <text:list-item>
          <text:p text:style-name="P24">Monoscope</text:p>
        </text:list-item>
        <text:list-item>
          <text:p text:style-name="P24">Spectrascope</text:p>
        </text:list-item>
        <text:list-item>
          <text:p text:style-name="P24">Synaescope</text:p>
        </text:list-item>
        <text:list-item>
          <text:p text:style-name="P24">Wavescope</text:p>
        </text:list-item>
      </text:list>
      <text:p text:style-name="P7"/>
      <text:p text:style-name="P7">Goom:</text:p>
      <text:p text:style-name="P7"><text:tab/>Goom is an acronym for "GStreamer Open Object Model". It is a popular audio visualization plugin for GStreamer, a multimedia framework used for building audio and video applications. Goom generates colorful and psychedelic animations that dance and morph in response to the audio input. It analyzes the audio signal in real-time and creates abstract shapes and patterns that respond to the different frequencies of the audio.</text:p>
      <text:p text:style-name="P7"/>
      <text:p text:style-name="P7">Goom2k4:</text:p>
      <text:p text:style-name="P7"><text:tab/>Goom2k4 is a visualization mode for the Goom audio visualization plugin in GStreamer. It is one of the most popular visualization modes and generates a series of colorful shapes and patterns that move and transform in response to the audio signal. The animation style is smooth and fluid, and the visuals have a trippy, hypnotic quality that makes it a popular choice for music players, media centers, and other multimedia applications.</text:p>
      <text:p text:style-name="P7"/>
      <text:p text:style-name="P7">Monoscope:</text:p>
      <text:p text:style-name="P7"><text:soft-page-break/><text:tab/>The monoscope visualization plugin in GStreamer is a software implementation of the monoscope electronic instrument that generates a visual representation of an audio signal. It works by analyzing the audio signal in real-time and creating a pattern of light that corresponds to the waveform. It generates a grayscale image of the waveform, with darker areas representing lower amplitude levels and brighter areas representing higher amplitude levels. </text:p>
      <text:p text:style-name="P7"/>
      <text:p text:style-name="P7">Spectrascope:</text:p>
      <text:p text:style-name="P7"><text:tab/>Spectrascope is a visualization plugin in GStreamer that displays a real-time frequency spectrum of an audio signal. It generates a graph that shows the intensity of each frequency band of the audio signal, typically using a vertical bar graph or a horizontal line graph.</text:p>
      <text:p text:style-name="P7"/>
      <text:p text:style-name="P7">Synaescope:</text:p>
      <text:p text:style-name="P7"><text:tab/> Synaescope is a visualization plugin in GStreamer that provides a unique and colorful representation of audio waveforms. It uses a technique called "synesthetic color mapping" to map the frequency and amplitude of the audio signal to a color space, creating a vibrant and dynamic visual display.</text:p>
      <text:p text:style-name="P7"/>
      <text:p text:style-name="P7">Wavescope:</text:p>
      <text:p text:style-name="P7"><text:tab/>Wavescope is a visualization plugin in GStreamer that provides a real-time waveform display of an audio signal. It displays the waveform of the audio signal on the X-Y axis, where the X-axis represents time and the Y-axis represents the amplitude of the audio signal. The Wavescope plugin is designed to work with both mono and stereo audio signals and provides various customization options, such as the ability to adjust the scale, speed, and colors of the waveform.</text:p>
      <text:p text:style-name="P7"><text:line-break/>Audio-Visualizer in Media-Player:</text:p>
      <text:list xml:id="list2747604149" text:style-name="L12">
        <text:list-item>
          <text:p text:style-name="P25">This is a C++ program that demonstrates how to create an audio-visualizer using Gstreamer.</text:p>
        </text:list-item>
        <text:list-item>
          <text:p text:style-name="P25">The program selects a random audio file and visualizer from a specified directory and plays the audio file while rendering the visualizer.</text:p>
        </text:list-item>
        <text:list-item>
          <text:p text:style-name="P25">This enables the rendering of visualizations when there is no video stream by setting the "GST_PLAY_FLAG_VIS" flag.</text:p>
        </text:list-item>
      </text:list>
      <text:list xml:id="list2442954851" text:style-name="L13">
        <text:list-item>
          <text:p text:style-name="P26">The visualizer element is created using the "gst_element_factory_make" function, which creates an instance of the Goom.</text:p>
        </text:list-item>
      </text:list>
      <text:p text:style-name="P7"/>
      <text:p text:style-name="P7">Default Visualizer:</text:p>
      <text:list xml:id="list959986663" text:style-name="L14">
        <text:list-item>
          <text:p text:style-name="P27">we have used the Goom as the default Visualizer.</text:p>
        </text:list-item>
      </text:list>
      <text:p text:style-name="P7"/>
      <text:p text:style-name="P7">Extra-Feature in Visualizer:</text:p>
      <text:list xml:id="list2519253799" text:style-name="L15">
        <text:list-item>
          <text:p text:style-name="P28">The visualizer button is added in the main window, by clicking the button we can change the visualizer design.</text:p>
        </text:list-item>
      </text:list>
      <text:p text:style-name="P7"/>
      <text:list xml:id="list1042216510" text:style-name="L16">
        <text:list-item>
          <text:p text:style-name="P29">Types of visualizer design:</text:p>
        </text:list-item>
      </text:list>
      <text:list xml:id="list3328235374" text:style-name="L17">
        <text:list-item>
          <text:p text:style-name="P31">Monoscope.</text:p>
        </text:list-item>
      </text:list>
      <text:list xml:id="list1500837955" text:style-name="L18">
        <text:list-item>
          <text:p text:style-name="P32">Spectrascope.</text:p>
        </text:list-item>
      </text:list>
      <text:list xml:id="list1727824784" text:style-name="L19">
        <text:list-item>
          <text:p text:style-name="P33">Synaescope.</text:p>
        </text:list-item>
      </text:list>
      <text:list xml:id="list1419010070" text:style-name="L20">
        <text:list-item>
          <text:p text:style-name="P34">wavescope.</text:p>
        </text:list-item>
      </text:list>
      <text:list xml:id="list3327112257" text:style-name="L21">
        <text:list-item>
          <text:p text:style-name="P35"><text:soft-page-break/>RefeGoom2k4.</text:p>
        </text:list-item>
      </text:list>
      <text:list xml:id="list4089123188" text:style-name="L22">
        <text:list-item>
          <text:p text:style-name="P30">While clicking the button it will randomly change the visualizer and user can change the visualizer according to his/her taste.</text:p>
        </text:list-item>
      </text:list>
      <text:p text:style-name="P7"/>
      <text:p text:style-name="P5"/>
      <text:p text:style-name="P5"/>
      <text:p text:style-name="P10"><text:span text:style-name="Default_20_Paragraph_20_Font"><text:span text:style-name="T9">Reference</text:span></text:span></text:p>
      <text:p text:style-name="Normal"/>
      <text:p text:style-name="P11"/>
      <text:list xml:id="list2172328492" text:style-name="L23">
        <text:list-item>
          <text:p text:style-name="P13"><text:a xlink:type="simple" xlink:href="https://rikkeisoft.github.io/sonar-rules/objc.html" office:target-frame-name="_top" xlink:show="replace" text:style-name="Internet_20_link" text:visited-style-name="Visited_20_Internet_20_Link"><text:span text:style-name="Hyperlink"><text:span text:style-name="T10">https://rikkeisoft.github.io/sonar-rules/objc.html</text:span></text:span></text:a><text:span text:style-name="Default_20_Paragraph_20_Font"><text:span text:style-name="T10"> </text:span></text:span></text:p>
        </text:list-item>
        <text:list-item>
          <text:p text:style-name="P13"><text:a xlink:type="simple" xlink:href="https://gstreamer.freedesktop.org/documentation/tutorials/basic/toolkit-integration.html?gi-language=c" office:target-frame-name="_top" xlink:show="replace" text:style-name="Internet_20_link" text:visited-style-name="Visited_20_Internet_20_Link"><text:span text:style-name="Hyperlink"><text:span text:style-name="T10">https://gstreamer.freedesktop.org/documentation/tutorials/basic/toolkit-integration.html?gi-language=c</text:span></text:span></text:a><text:span text:style-name="Default_20_Paragraph_20_Font"><text:span text:style-name="T10"> Gui</text:span></text:span></text:p>
        </text:list-item>
        <text:list-item>
          <text:p text:style-name="P13"><text:a xlink:type="simple" xlink:href="https://gstreamer.freedesktop.org/documentation/tutorials/basic/time-management.html?gi-language=c" office:target-frame-name="_top" xlink:show="replace" text:style-name="Internet_20_link" text:visited-style-name="Visited_20_Internet_20_Link"><text:span text:style-name="Hyperlink"><text:span text:style-name="T10">https://gstreamer.freedesktop.org/documentation/tutorials/basic/time-management.html?gi-language=c</text:span></text:span></text:a><text:span text:style-name="Default_20_Paragraph_20_Font"><text:span text:style-name="T10"> Seeking</text:span></text:span></text:p>
        </text:list-item>
        <text:list-item>
          <text:p text:style-name="P13"><text:a xlink:type="simple" xlink:href="https://gstreamer.freedesktop.org/documentation/tutorials/basic/media-information-gathering.html?gi-language=c" office:target-frame-name="_top" xlink:show="replace" text:style-name="Internet_20_link" text:visited-style-name="Visited_20_Internet_20_Link"><text:span text:style-name="Hyperlink"><text:span text:style-name="T10">https://gstreamer.freedesktop.org/documentation/tutorials/basic/media-information-gathering.html?gi-language=c</text:span></text:span></text:a><text:span text:style-name="Default_20_Paragraph_20_Font"><text:span text:style-name="T10"> Metadata</text:span></text:span></text:p>
        </text:list-item>
        <text:list-item>
          <text:p text:style-name="P13"><text:a xlink:type="simple" xlink:href="https://gstreamer.freedesktop.org/documentation/tutorials/playback/audio-visualization.html?gi-language=c" office:target-frame-name="_top" xlink:show="replace" text:style-name="Internet_20_link" text:visited-style-name="Visited_20_Internet_20_Link"><text:span text:style-name="Hyperlink"><text:span text:style-name="T10">https://gstreamer.freedesktop.org/documentation/tutorials/playback/audio-visualization.html?gi-language=c</text:span></text:span></text:a><text:span text:style-name="Default_20_Paragraph_20_Font"><text:span text:style-name="T10"> Audio Visualizer.</text:span></text:span></text:p>
        </text:list-item>
        <text:list-item>
          <text:p text:style-name="P13"><text:a xlink:type="simple" xlink:href="https://gitlab.gnome.org/GNOME/gtk/-/blob/main/gtk/gtk.h" office:target-frame-name="_top" xlink:show="replace" text:style-name="Internet_20_link" text:visited-style-name="Visited_20_Internet_20_Link"><text:span text:style-name="Hyperlink"><text:span text:style-name="T10">https://gitlab.gnome.org/GNOME/gtk/-/blob/main/gtk/gtk.h</text:span></text:span></text:a></text:p>
        </text:list-item>
        <text:list-item>
          <text:p text:style-name="P13"><text:a xlink:type="simple" xlink:href="https://www.geeksforgeeks.org/how-to-create-gui-in-c-programming-using-gtk-toolkit/" office:target-frame-name="_top" xlink:show="replace" text:style-name="Internet_20_link" text:visited-style-name="Visited_20_Internet_20_Link"><text:span text:style-name="Hyperlink"><text:span text:style-name="T10">https://www.geeksforgeeks.org/how-to-create-gui-in-c-programming-using-gtk-toolkit/</text:span></text:span></text:a></text:p>
        </text:list-item>
        <text:list-item>
          <text:p text:style-name="P13"><text:a xlink:type="simple" xlink:href="https://zetcode.com/gui/gtk2/gtkwidgets/" office:target-frame-name="_top" xlink:show="replace" text:style-name="Internet_20_link" text:visited-style-name="Visited_20_Internet_20_Link"><text:span text:style-name="Hyperlink"><text:span text:style-name="T10">https://zetcode.com/gui/gtk2/gtkwidgets/</text:span></text:span></text:a><text:span text:style-name="Default_20_Paragraph_20_Font"><text:span text:style-name="T10"> </text:span></text:span></text:p>
        </text:list-item>
        <text:list-item>
          <text:p text:style-name="P13"><text:a xlink:type="simple" xlink:href="https://gstreamer.freedesktop.org/documentation/tutorials/basic/debugging-tools.html?gi-language=c" office:target-frame-name="_top" xlink:show="replace" text:style-name="Internet_20_link" text:visited-style-name="Visited_20_Internet_20_Link"><text:span text:style-name="Hyperlink"><text:span text:style-name="T10">https://gstreamer.freedesktop.org/documentation/tutorials/basic/debugging-tools.html?gi-language=c#</text:span></text:span></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Normal" style:next-style-name="Normal" style:class="chapter">
      <style:paragraph-properties fo:margin-top="0cm" fo:margin-bottom="0cm" loext:contextual-spacing="true" fo:hyphenation-ladder-count="no-limit"/>
      <style:text-properties style:font-name="Calibri Light" fo:font-family="'Calibri Light'"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fo:hyphenate="false" loext:hyphenation-no-caps="false"/>
    </style:style>
    <style:style style:name="List_20_Paragraph" style:display-name="List Paragraph" style:family="paragraph" style:parent-style-name="Normal">
      <style:paragraph-properties fo:margin-left="1.27cm" fo:margin-right="0cm" fo:margin-top="0cm" fo:margin-bottom="0cm" loext:contextual-spacing="true" fo:hyphenation-ladder-count="no-limit" fo:text-indent="0cm" style:auto-text-indent="false">
        <style:tab-stops/>
      </style:paragraph-properties>
      <style:text-properties fo:hyphenate="false" loext:hyphenation-no-caps="false"/>
    </style:style>
    <style:style style:name="Default_20_Paragraph_20_Font" style:display-name="Default Paragraph Font"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creator>Dharani S</dc:creator>
    <meta:creation-date>2023-05-06T09:54:00Z</meta:creation-date>
    <dc:date>2023-05-06T09:54:00Z</dc:date>
    <meta:editing-cycles>5</meta:editing-cycles>
    <meta:editing-duration>PT0S</meta:editing-duration>
    <meta:document-statistic meta:table-count="0" meta:image-count="0" meta:object-count="0" meta:page-count="10" meta:paragraph-count="149" meta:word-count="3751" meta:character-count="24292" meta:non-whitespace-character-count="20578"/>
    <meta:template xlink:type="simple" xlink:actuate="onRequest" xlink:title="" xlink:href="Normal.dotm"/>
  </office:meta>
</office:document-meta>
</file>